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fbfb" officeooo:paragraph-rsid="001efbfb"/>
    </style:style>
    <style:style style:name="P2" style:family="paragraph" style:parent-style-name="Standard">
      <style:paragraph-properties fo:text-align="start" style:justify-single-word="false"/>
      <style:text-properties officeooo:rsid="001efbfb" officeooo:paragraph-rsid="001efbfb"/>
    </style:style>
    <style:style style:name="P3" style:family="paragraph" style:parent-style-name="Standard">
      <style:paragraph-properties fo:text-align="start" style:justify-single-word="false"/>
      <style:text-properties officeooo:rsid="0021f696" officeooo:paragraph-rsid="001efbfb"/>
    </style:style>
    <style:style style:name="P4" style:family="paragraph" style:parent-style-name="Standard">
      <style:paragraph-properties fo:text-align="start" style:justify-single-word="false"/>
      <style:text-properties officeooo:rsid="00233e2e" officeooo:paragraph-rsid="00233e2e"/>
    </style:style>
    <style:style style:name="T1" style:family="text">
      <style:text-properties officeooo:rsid="00244d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JT comme ampli de puissance</text:p>
      <text:p text:style-name="P2"/>
      <text:p text:style-name="P2">On se sert du 2SC5551A.<text:line-break/><text:line-break/>Petit bug marrant de QUCS. Quand je change le nom du transistor de T1 à T2, la simulation des paramètres S change. Quand je le rerenomme T1, les paramètres S reviennent aux valeurs d’avant.</text:p>
      <text:p text:style-name="P3"/>
      <text:p text:style-name="P4">S12 et S21 sont égaux. Ce qui est très con. <text:span text:style-name="T1">On dirait un filtre. LOL MD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7:55:16.512058583</meta:creation-date>
    <dc:date>2019-08-05T17:58:39.603206531</dc:date>
    <meta:editing-duration>PT3M2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60" meta:character-count="314" meta:non-whitespace-character-count="256"/>
  </office:meta>
</office:document-meta>
</file>